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*[.A2]*[.A2]-15*[.A2]-10+RANDBETWEEN(-5;5)" office:value-type="float" office:value="-23" calcext:value-type="float">
            <text:p>-23</text:p>
          </table:table-cell>
          <table:table-cell office:value-type="float" office:value="0.388697767723352" calcext:value-type="float">
            <text:p>0.3886977677</text:p>
          </table:table-cell>
          <table:table-cell office:value-type="float" office:value="15.5175724627916" calcext:value-type="float">
            <text:p>15.51757246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*[.A3]*[.A3]-15*[.A3]-10+RANDBETWEEN(-5;5)" office:value-type="float" office:value="-27" calcext:value-type="float">
            <text:p>-27</text:p>
          </table:table-cell>
          <table:table-cell office:value-type="float" office:value="0.46785607659258" calcext:value-type="float">
            <text:p>0.4678560766</text:p>
          </table:table-cell>
          <table:table-cell office:value-type="float" office:value="20.0212710734922" calcext:value-type="float">
            <text:p>20.02127107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*[.A4]*[.A4]-15*[.A4]-10+RANDBETWEEN(-5;5)" office:value-type="float" office:value="-28" calcext:value-type="float">
            <text:p>-28</text:p>
          </table:table-cell>
          <table:table-cell office:value-type="float" office:value="0.410242452006787" calcext:value-type="float">
            <text:p>0.410242452</text:p>
          </table:table-cell>
          <table:table-cell office:value-type="float" office:value="20.4700683671981" calcext:value-type="float">
            <text:p>20.47006836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*[.A5]*[.A5]-15*[.A5]-10+RANDBETWEEN(-5;5)" office:value-type="float" office:value="-24" calcext:value-type="float">
            <text:p>-24</text:p>
          </table:table-cell>
          <table:table-cell office:value-type="float" office:value="0.434068111050874" calcext:value-type="float">
            <text:p>0.4340681111</text:p>
          </table:table-cell>
          <table:table-cell office:value-type="float" office:value="18.2980288979597" calcext:value-type="float">
            <text:p>18.2980288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*[.A6]*[.A6]-15*[.A6]-10+RANDBETWEEN(-5;5)" office:value-type="float" office:value="-12" calcext:value-type="float">
            <text:p>-12</text:p>
          </table:table-cell>
          <table:table-cell office:value-type="float" office:value="0.352935003582388" calcext:value-type="float">
            <text:p>0.3529350036</text:p>
          </table:table-cell>
          <table:table-cell office:value-type="float" office:value="12.3720572902821" calcext:value-type="float">
            <text:p>12.37205729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*[.A7]*[.A7]-15*[.A7]-10+RANDBETWEEN(-5;5)" office:value-type="float" office:value="9" calcext:value-type="float">
            <text:p>9</text:p>
          </table:table-cell>
          <table:table-cell office:value-type="float" office:value="0.347313824016601" calcext:value-type="float">
            <text:p>0.347313824</text:p>
          </table:table-cell>
          <table:table-cell office:value-type="float" office:value="20.0056898300536" calcext:value-type="float">
            <text:p>20.00568983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*[.A8]*[.A8]-15*[.A8]-10+RANDBETWEEN(-5;5)" office:value-type="float" office:value="30" calcext:value-type="float">
            <text:p>30</text:p>
          </table:table-cell>
          <table:table-cell office:value-type="float" office:value="0.425805799197406" calcext:value-type="float">
            <text:p>0.4258057992</text:p>
          </table:table-cell>
          <table:table-cell office:value-type="float" office:value="15.3587123162579" calcext:value-type="float">
            <text:p>15.35871231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*[.A9]*[.A9]-15*[.A9]-10+RANDBETWEEN(-5;5)" office:value-type="float" office:value="61" calcext:value-type="float">
            <text:p>61</text:p>
          </table:table-cell>
          <table:table-cell office:value-type="float" office:value="0.35554120996967" calcext:value-type="float">
            <text:p>0.35554121</text:p>
          </table:table-cell>
          <table:table-cell office:value-type="float" office:value="21.2341013820842" calcext:value-type="float">
            <text:p>21.23410138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*[.A10]*[.A10]-15*[.A10]-10+RANDBETWEEN(-5;5)" office:value-type="float" office:value="100" calcext:value-type="float">
            <text:p>100</text:p>
          </table:table-cell>
          <table:table-cell office:value-type="float" office:value="0.385040652984753" calcext:value-type="float">
            <text:p>0.385040653</text:p>
          </table:table-cell>
          <table:table-cell office:value-type="float" office:value="15.9544786787592" calcext:value-type="float">
            <text:p>15.95447867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 style:data-style-name="N2" text:time-value="15:37:55.799451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ís Guimarãis</meta:initial-creator>
    <meta:creation-date>2017-12-28T15:00:10.813630876</meta:creation-date>
    <meta:generator>LibreOffice/4.2.8.2$Linux_X86_64 LibreOffice_project/420m0$Build-2</meta:generator>
    <dc:date>2017-12-28T15:39:23.702459033</dc:date>
    <dc:creator>Luís Guimarãis</dc:creator>
    <meta:editing-duration>P0D</meta:editing-duration>
    <meta:editing-cycles>3</meta:editing-cycles>
    <meta:document-statistic meta:table-count="1" meta:cell-count="40" meta:object-count="0"/>
  </office:meta>
</office:document-meta>
</file>